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8" manifest:media-type=""/>
  <manifest:file-entry manifest:full-path="ObjectReplacements/Object 9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5.791cm" table:align="left"/>
    </style:style>
    <style:style style:name="Table2.A" style:family="table-column">
      <style:table-column-properties style:column-width="0.827cm"/>
    </style:style>
    <style:style style:name="Table2.1" style:family="table-row">
      <style:table-row-properties style:min-row-height="0.699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4.392cm" table:align="left"/>
    </style:style>
    <style:style style:name="Table1.A" style:family="table-column">
      <style:table-column-properties style:column-width="1.464cm"/>
    </style:style>
    <style:style style:name="Table1.1" style:family="table-row">
      <style:table-row-properties style:min-row-height="0.7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/>
      <style:text-properties officeooo:rsid="00191e98" officeooo:paragraph-rsid="001b0e30"/>
    </style:style>
    <style:style style:name="P2" style:family="paragraph" style:parent-style-name="Table_20_Contents">
      <style:paragraph-properties fo:line-height="150%"/>
      <style:text-properties officeooo:paragraph-rsid="001b0e30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f2c4" officeooo:paragraph-rsid="0035f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50%"/>
      <style:text-properties officeooo:rsid="00164fd0" officeooo:paragraph-rsid="00164fd0"/>
    </style:style>
    <style:style style:name="P6" style:family="paragraph" style:parent-style-name="Standard">
      <style:paragraph-properties fo:line-height="150%"/>
      <style:text-properties officeooo:rsid="00192901" officeooo:paragraph-rsid="00192901"/>
    </style:style>
    <style:style style:name="P7" style:family="paragraph" style:parent-style-name="Standard">
      <style:paragraph-properties fo:line-height="150%"/>
      <style:text-properties officeooo:rsid="001a1fd2" officeooo:paragraph-rsid="001a1fd2"/>
    </style:style>
    <style:style style:name="P8" style:family="paragraph" style:parent-style-name="Standard">
      <style:paragraph-properties fo:line-height="150%"/>
      <style:text-properties officeooo:paragraph-rsid="001b0e30"/>
    </style:style>
    <style:style style:name="P9" style:family="paragraph" style:parent-style-name="Standard">
      <style:paragraph-properties fo:line-height="150%"/>
      <style:text-properties officeooo:paragraph-rsid="003357b7"/>
    </style:style>
    <style:style style:name="P10" style:family="paragraph" style:parent-style-name="Standard">
      <style:paragraph-properties fo:line-height="150%"/>
      <style:text-properties officeooo:paragraph-rsid="00376699"/>
    </style:style>
    <style:style style:name="P11" style:family="paragraph" style:parent-style-name="Standard">
      <style:paragraph-properties fo:line-height="150%"/>
      <style:text-properties officeooo:paragraph-rsid="001a1fd2"/>
    </style:style>
    <style:style style:name="P12" style:family="paragraph" style:parent-style-name="Standard">
      <style:paragraph-properties fo:line-height="150%"/>
      <style:text-properties officeooo:paragraph-rsid="001b0e30" style:language-asian="en" style:country-asian="US"/>
    </style:style>
    <style:style style:name="P13" style:family="paragraph" style:parent-style-name="Standard">
      <style:paragraph-properties fo:line-height="150%"/>
      <style:text-properties officeooo:rsid="00191e98" officeooo:paragraph-rsid="001b0e30" style:language-asian="en" style:country-asian="US"/>
    </style:style>
    <style:style style:name="P14" style:family="paragraph" style:parent-style-name="Standard">
      <style:paragraph-properties fo:line-height="150%"/>
      <style:text-properties officeooo:rsid="0002c98e" officeooo:paragraph-rsid="001b0e30" style:language-asian="en" style:country-asian="US"/>
    </style:style>
    <style:style style:name="P15" style:family="paragraph" style:parent-style-name="Standard">
      <style:paragraph-properties fo:line-height="150%"/>
      <style:text-properties officeooo:rsid="0031029d" officeooo:paragraph-rsid="0031029d"/>
    </style:style>
    <style:style style:name="P16" style:family="paragraph" style:parent-style-name="Standard">
      <style:paragraph-properties fo:line-height="150%"/>
      <style:text-properties officeooo:rsid="0031029d" officeooo:paragraph-rsid="0032270e"/>
    </style:style>
    <style:style style:name="P17" style:family="paragraph" style:parent-style-name="Standard">
      <style:paragraph-properties fo:line-height="150%"/>
      <style:text-properties officeooo:rsid="0032270e" officeooo:paragraph-rsid="0032270e"/>
    </style:style>
    <style:style style:name="P18" style:family="paragraph" style:parent-style-name="Standard">
      <style:paragraph-properties fo:line-height="150%"/>
      <style:text-properties style:font-name="Liberation Serif1" officeooo:rsid="003357b7" officeooo:paragraph-rsid="003357b7" style:font-name-asian="Liberation Serif1" style:language-asian="en" style:country-asian="US" style:font-name-complex="Liberation Serif1"/>
    </style:style>
    <style:style style:name="P19" style:family="paragraph" style:parent-style-name="Standard">
      <style:paragraph-properties fo:line-height="150%"/>
      <style:text-properties officeooo:rsid="0035f2c4" officeooo:paragraph-rsid="0035f2c4"/>
    </style:style>
    <style:style style:name="P20" style:family="paragraph" style:parent-style-name="Standard">
      <style:paragraph-properties fo:line-height="150%"/>
      <style:text-properties officeooo:rsid="00376699" officeooo:paragraph-rsid="00376699"/>
    </style:style>
    <style:style style:name="P21" style:family="paragraph" style:parent-style-name="Standard">
      <style:paragraph-properties fo:line-height="150%"/>
      <style:text-properties officeooo:rsid="003357b7" officeooo:paragraph-rsid="00376699"/>
    </style:style>
    <style:style style:name="P22" style:family="paragraph" style:parent-style-name="Standard">
      <style:paragraph-properties fo:line-height="150%"/>
      <style:text-properties officeooo:rsid="00183bef" officeooo:paragraph-rsid="00380680"/>
    </style:style>
    <style:style style:name="P23" style:family="paragraph" style:parent-style-name="Standard">
      <style:paragraph-properties fo:line-height="150%"/>
      <style:text-properties officeooo:rsid="00172fe8" officeooo:paragraph-rsid="00380680"/>
    </style:style>
    <style:style style:name="P24" style:family="paragraph" style:parent-style-name="Standard">
      <style:paragraph-properties fo:line-height="150%"/>
      <style:text-properties officeooo:rsid="001e6c1b" officeooo:paragraph-rsid="00380680"/>
    </style:style>
    <style:style style:name="P25" style:family="paragraph" style:parent-style-name="Standard">
      <style:paragraph-properties fo:line-height="150%"/>
      <style:text-properties officeooo:rsid="00380680" officeooo:paragraph-rsid="00380680"/>
    </style:style>
    <style:style style:name="T1" style:family="text">
      <style:text-properties officeooo:rsid="00191e98"/>
    </style:style>
    <style:style style:name="T2" style:family="text">
      <style:text-properties officeooo:rsid="00191e98" style:language-asian="en" style:country-asian="US"/>
    </style:style>
    <style:style style:name="T3" style:family="text">
      <style:text-properties officeooo:rsid="003440b6" style:language-asian="en" style:country-asian="US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26f439" style:font-name-asian="Liberation Serif1" style:font-name-complex="Liberation Serif1"/>
    </style:style>
    <style:style style:name="T6" style:family="text">
      <style:text-properties officeooo:rsid="0021b6ef"/>
    </style:style>
    <style:style style:name="T7" style:family="text">
      <style:text-properties officeooo:rsid="002e1dd1"/>
    </style:style>
    <style:style style:name="T8" style:family="text">
      <style:text-properties officeooo:rsid="0032270e"/>
    </style:style>
    <style:style style:name="T9" style:family="text">
      <style:text-properties officeooo:rsid="003357b7"/>
    </style:style>
    <style:style style:name="T10" style:family="text">
      <style:text-properties officeooo:rsid="003440b6"/>
    </style:style>
    <style:style style:name="T11" style:family="text">
      <style:text-properties officeooo:rsid="003666cd"/>
    </style:style>
    <style:style style:name="T12" style:family="text">
      <style:text-properties officeooo:rsid="0019290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bability <text:span text:style-name="T7">Paradoxes</text:span></text:p>
      <text:p text:style-name="P25">Example 1</text:p>
      <text:p text:style-name="P22">Condorcet <text:span text:style-name="T7">Paradox</text:span></text:p>
      <text:p text:style-name="P6">Dice A has faces numbered<draw:frame draw:style-name="fr1" draw:name="Object8" text:anchor-type="as-char" svg:y="-0.377cm" svg:width="2.909cm" svg:height="0.467cm" draw:z-index="1"><draw:object xlink:href="./Object 8" xlink:type="simple" xlink:show="embed" xlink:actuate="onLoad"/><draw:image xlink:href="./ObjectReplacements/Object 8" xlink:type="simple" xlink:show="embed" xlink:actuate="onLoad"/></draw:frame></text:p>
      <text:p text:style-name="P6">Dice B has faces numbered<draw:frame draw:style-name="fr1" draw:name="Object9" text:anchor-type="as-char" svg:y="-0.377cm" svg:width="2.475cm" svg:height="0.467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6">Dice C has faces numbered<draw:frame draw:style-name="fr1" draw:name="Object10" text:anchor-type="as-char" svg:y="-0.377cm" svg:width="2.484cm" svg:height="0.467cm" draw:z-index="3"><draw:object xlink:href="./Object 10" xlink:type="simple" xlink:show="embed" xlink:actuate="onLoad"/><draw:image xlink:href="./ObjectReplacements/Object 10" xlink:type="simple" xlink:show="embed" xlink:actuate="onLoad"/></draw:frame></text:p>
      <text:p text:style-name="P20">We each choose a dice. <text:span text:style-name="T12">We </text:span>each <text:span text:style-name="T12">roll </text:span>our<text:span text:style-name="T12"> dice and the highest score wins.</text:span></text:p>
      <text:p text:style-name="P20">Being a wonderfully nice person, I will let you choose first. Which dice will you choose?</text:p>
      <text:p text:style-name="P20">Let’s work out the probabilities.</text:p>
      <text:p text:style-name="P6">In a contest between dice A and dice B<text:span text:style-name="T6">:</text:span></text:p>
      <text:p text:style-name="P6"><draw:frame draw:style-name="fr1" draw:name="Object2" text:anchor-type="as-char" svg:y="-0.619cm" svg:width="2.619cm" svg:height="0.998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9">and</text:span><draw:frame draw:style-name="fr1" draw:name="Object3" text:anchor-type="as-char" svg:y="-0.619cm" svg:width="2.598cm" svg:height="0.998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6">In a contest between dice A and dice C<text:span text:style-name="T6">:</text:span></text:p>
      <text:p text:style-name="P6"><draw:frame draw:style-name="fr1" draw:name="Object4" text:anchor-type="as-char" svg:y="-0.619cm" svg:width="2.635cm" svg:height="0.998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9">and</text:span><draw:frame draw:style-name="fr1" draw:name="Object5" text:anchor-type="as-char" svg:y="-0.619cm" svg:width="2.602cm" svg:height="0.998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6">In a contest between dice B and dice C<text:span text:style-name="T6">:</text:span></text:p>
      <text:p text:style-name="P6"/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C</text:p>
          </table:table-cell>
          <table:table-cell table:style-name="Table2.G1" office:value-type="string">
            <text:p text:style-name="P4">C</text:p>
          </table:table-cell>
        </table:table-row>
        <table:table-row table:style-name="Table2.1"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C</text:p>
          </table:table-cell>
          <table:table-cell table:style-name="Table2.G2" office:value-type="string">
            <text:p text:style-name="P4">C</text:p>
          </table:table-cell>
        </table:table-row>
        <table:table-row table:style-name="Table2.1"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B</text:p>
          </table:table-cell>
          <table:table-cell table:style-name="Table2.G2" office:value-type="string">
            <text:p text:style-name="P4">B</text:p>
          </table:table-cell>
        </table:table-row>
        <table:table-row table:style-name="Table2.1"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B</text:p>
          </table:table-cell>
          <table:table-cell table:style-name="Table2.G2" office:value-type="string">
            <text:p text:style-name="P4">B</text:p>
          </table:table-cell>
        </table:table-row>
        <table:table-row table:style-name="Table2.1"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B</text:p>
          </table:table-cell>
          <table:table-cell table:style-name="Table2.G2" office:value-type="string">
            <text:p text:style-name="P4">B</text:p>
          </table:table-cell>
        </table:table-row>
        <table:table-row table:style-name="Table2.1"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B</text:p>
          </table:table-cell>
          <table:table-cell table:style-name="Table2.G2" office:value-type="string">
            <text:p text:style-name="P4">B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4">5</text:p>
          </table:table-cell>
          <table:table-cell table:style-name="Table2.G2" office:value-type="string">
            <text:p text:style-name="P4">5</text:p>
          </table:table-cell>
        </table:table-row>
      </table:table>
      <text:p text:style-name="P19"/>
      <text:p text:style-name="P19"><draw:frame draw:style-name="fr1" draw:name="Object6" text:anchor-type="as-char" svg:y="-0.619cm" svg:width="2.792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1">and</text:span><draw:frame draw:style-name="fr1" draw:name="Object7" text:anchor-type="as-char" svg:y="-0.619cm" svg:width="2.812cm" svg:height="0.99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1"/>
      <text:p text:style-name="P7">Which dice will you choose?</text:p>
      <text:p text:style-name="P7">If you pick A then I’ll pick B. If you pick B then I’ll pick C. If you pick C then I’ll pick A.</text:p>
      <text:p text:style-name="P7"/>
      <text:p text:style-name="P25">Example 2</text:p>
      <text:p text:style-name="P23">St. Petersburg Paradox</text:p>
      <text:p text:style-name="P9">You spin a coin<text:tab/>If it is head<text:span text:style-name="T1">s</text:span>, I give you £1, <text:span text:style-name="T1">and the game ends</text:span></text:p>
      <text:p text:style-name="P9"><text:tab/><text:tab/><text:tab/>If it is tail<text:span text:style-name="T1">s</text:span>, you spin again.</text:p>
      <text:p text:style-name="P9"><text:span text:style-name="T9">You spin again<text:tab/></text:span>If <text:span text:style-name="T9">it</text:span> is head<text:span text:style-name="T1">s</text:span>, I give you £<text:span text:style-name="T1">2</text:span>, <text:span text:style-name="T1">and the game ends.</text:span></text:p>
      <text:p text:style-name="P9"><text:soft-page-break/><text:tab/><text:tab/><text:tab/>If <text:span text:style-name="T9">it</text:span> is tail<text:span text:style-name="T1">s</text:span>, you spin again.</text:p>
      <text:p text:style-name="P9"><text:span text:style-name="T9">You spin again<text:tab/></text:span>If <text:span text:style-name="T9">it</text:span> is head<text:span text:style-name="T1">s</text:span>, I give you £<text:span text:style-name="T1">4</text:span>, <text:span text:style-name="T1">and the game ends.</text:span></text:p>
      <text:p text:style-name="P9"><text:tab/><text:tab/><text:tab/>If <text:span text:style-name="T9">it</text:span> is tail<text:span text:style-name="T1">s</text:span>, you spin again.</text:p>
      <text:p text:style-name="P9"><text:span text:style-name="T9">You spin again<text:tab/></text:span>If <text:span text:style-name="T9">it</text:span> is head<text:span text:style-name="T1">s</text:span>, I give you £<text:span text:style-name="T1">8</text:span>, <text:span text:style-name="T1">and the game ends.</text:span></text:p>
      <text:p text:style-name="P10"><text:tab/><text:tab/><text:tab/>If <text:span text:style-name="T9">it</text:span> is tai<text:span text:style-name="T1">ls</text:span>, you spin again.</text:p>
      <text:p text:style-name="P21">etc</text:p>
      <text:p text:style-name="P8">Let <text:span text:style-name="T2">X</text:span> be your winnings. <text:span text:style-name="T1">T</text:span>he probability distribution for <text:span text:style-name="T2">X </text:span><text:span text:style-name="T3">is</text:span><text:span text:style-name="T2">:</text:span></text:p>
      <text:p text:style-name="P1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<draw:frame draw:style-name="fr1" draw:name="Object11" text:anchor-type="as-char" svg:y="-0.377cm" svg:width="0.432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1" office:value-type="string">
            <text:p text:style-name="P1"><draw:frame draw:style-name="fr1" draw:name="Object12" text:anchor-type="as-char" svg:y="-0.386cm" svg:width="1.044cm" svg:height="0.506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C1" office:value-type="string">
            <text:p text:style-name="P1"><draw:frame draw:style-name="fr1" draw:name="Object13" text:anchor-type="as-char" svg:y="-0.386cm" svg:width="1.214cm" svg:height="0.506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/2</text:p>
          </table:table-cell>
          <table:table-cell table:style-name="Table1.C2" office:value-type="string">
            <text:p text:style-name="P1">1/2</text:p>
          </table:table-cell>
        </table:table-row>
        <table:table-row table:style-name="Table1.1"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/4</text:p>
          </table:table-cell>
          <table:table-cell table:style-name="Table1.C2" office:value-type="string">
            <text:p text:style-name="P1">1/2</text:p>
          </table:table-cell>
        </table:table-row>
        <table:table-row table:style-name="Table1.1"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1/8</text:p>
          </table:table-cell>
          <table:table-cell table:style-name="Table1.C2" office:value-type="string">
            <text:p text:style-name="P1">1/2</text:p>
          </table:table-cell>
        </table:table-row>
        <table:table-row table:style-name="Table1.1"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/16</text:p>
          </table:table-cell>
          <table:table-cell table:style-name="Table1.C2" office:value-type="string">
            <text:p text:style-name="P1">1/2</text:p>
          </table:table-cell>
        </table:table-row>
        <table:table-row table:style-name="Table1.1">
          <table:table-cell table:style-name="Table1.A2" office:value-type="string">
            <text:p text:style-name="P1">...</text:p>
          </table:table-cell>
          <table:table-cell table:style-name="Table1.A2" office:value-type="string">
            <text:p text:style-name="P2">...</text:p>
          </table:table-cell>
          <table:table-cell table:style-name="Table1.C2" office:value-type="string">
            <text:p text:style-name="P2">..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8"/>
      <text:p text:style-name="P18">Your expected winnings are:</text:p>
      <text:p text:style-name="P13"><text:span text:style-name="T4"><draw:frame draw:style-name="fr1" draw:name="Object1" text:anchor-type="as-char" svg:y="-0.713cm" svg:width="6.135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tab/></text:span><text:span text:style-name="T5">this is infinite.</text:span></text:p>
      <text:p text:style-name="P13">So if I charge you £1,000,000 to play this game, then you should pla<text:span text:style-name="T10">y.</text:span></text:p>
      <text:p text:style-name="P14"/>
      <text:p text:style-name="P25">Example 3</text:p>
      <text:p text:style-name="P24">Simpson’s Paradox</text:p>
      <text:p text:style-name="P15">A university offers courses in Engineering and Medicine.</text:p>
      <text:p text:style-name="P17">Engineering:</text:p>
      <text:p text:style-name="P15"><text:tab/>100 women apply and 40 are accepted. 600 men apply and 150 are accepted.</text:p>
      <text:p text:style-name="P16"><text:tab/>So the acceptance rate is higher for women.</text:p>
      <text:p text:style-name="P17">Medicine:</text:p>
      <text:p text:style-name="P15"><text:tab/>600 women apply and 72 are accepted. 100 men apply and 10 are accepted.</text:p>
      <text:p text:style-name="P16"><text:tab/>So the acceptance rate is higher for women<text:span text:style-name="T8">.</text:span></text:p>
      <text:p text:style-name="P17">University:</text:p>
      <text:p text:style-name="P15"><text:tab/>700 women apply and 112 are accepted. 700 men apply and 160 are accepted.</text:p>
      <text:p text:style-name="P15"><text:tab/>So the acceptance rate is higher for m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09:56.495000000</meta:creation-date>
    <dc:date>2021-10-28T11:42:48.006000000</dc:date>
    <meta:editing-duration>PT1H10M49S</meta:editing-duration>
    <meta:editing-cycles>31</meta:editing-cycles>
    <meta:generator>LibreOffice/6.3.5.2$Windows_X86_64 LibreOffice_project/dd0751754f11728f69b42ee2af66670068624673</meta:generator>
    <meta:document-statistic meta:table-count="2" meta:image-count="0" meta:object-count="13" meta:page-count="2" meta:paragraph-count="110" meta:word-count="387" meta:character-count="1716" meta:non-whitespace-character-count="1417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n>1</mn>
            <mi>∞</mi>
          </munderover>
          <mi mathvariant="italic">xp</mi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n>1</mn>
            <mn>2</mn>
          </mfrac>
          <mo stretchy="false">+</mo>
          <mfrac>
            <mn>1</mn>
            <mn>2</mn>
          </mfrac>
          <mo stretchy="false">+</mo>
          <mfrac>
            <mn>1</mn>
            <mn>2</mn>
          </mfrac>
          <mo stretchy="false">+</mo>
          <mfrac>
            <mn>1</mn>
            <mn>2</mn>
          </mfrac>
          <mo stretchy="false">+</mo>
          <mn>..</mn>
        </mrow>
      </mrow>
      <mi>.</mi>
    </mrow>
    <annotation encoding="StarMath 5.0">E(X)=sum from{1} to{∞} xp( x) =1over2+1over2+1over2+1over2+ ...</annotation>
  </semantics>
</math>
</file>

<file path=Object 10/content.xml><?xml version="1.0" encoding="utf-8"?>
<math xmlns="http://www.w3.org/1998/Math/MathML" display="block">
  <semantics>
    <mrow>
      <mn>2</mn>
      <mi>,</mi>
      <mn>2</mn>
      <mi>,</mi>
      <mn>2</mn>
      <mi>,</mi>
      <mn>2</mn>
      <mi>,</mi>
      <mn>6</mn>
      <mi>,</mi>
      <mn>6</mn>
    </mrow>
    <annotation encoding="StarMath 5.0"> 2, 2, 2, 2, 6, 6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x)</annotation>
  </semantics>
</math>
</file>

<file path=Object 13/content.xml><?xml version="1.0" encoding="utf-8"?>
<math xmlns="http://www.w3.org/1998/Math/MathML" display="block">
  <semantics>
    <mrow>
      <mi mathvariant="italic">xp</mi>
      <mrow>
        <mo fence="true" stretchy="false">(</mo>
        <mrow>
          <mi>x</mi>
        </mrow>
        <mo fence="true" stretchy="false">)</mo>
      </mrow>
    </mrow>
    <annotation encoding="StarMath 5.0">xp(x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i mathvariant="italic">wins</mi>
            </mrow>
          </mrow>
          <mo fence="true" stretchy="false">)</mo>
        </mrow>
        <mo stretchy="false">=</mo>
        <mfrac>
          <mn>2</mn>
          <mn>6</mn>
        </mfrac>
      </mrow>
    </mrow>
    <annotation encoding="StarMath 5.0">p(A wins) = 2over6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 mathvariant="italic">wins</mi>
            </mrow>
          </mrow>
          <mo fence="true" stretchy="false">)</mo>
        </mrow>
        <mo stretchy="false">=</mo>
        <mfrac>
          <mn>4</mn>
          <mn>6</mn>
        </mfrac>
      </mrow>
    </mrow>
    <annotation encoding="StarMath 5.0">p(B wins) = 4over6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i mathvariant="italic">wins</mi>
            </mrow>
          </mrow>
          <mo fence="true" stretchy="false">)</mo>
        </mrow>
        <mo stretchy="false">=</mo>
        <mfrac>
          <mn>4</mn>
          <mn>6</mn>
        </mfrac>
      </mrow>
    </mrow>
    <annotation encoding="StarMath 5.0">p(A wins) = 4over6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C</mi>
              <mi mathvariant="italic">wins</mi>
            </mrow>
          </mrow>
          <mo fence="true" stretchy="false">)</mo>
        </mrow>
        <mo stretchy="false">=</mo>
        <mfrac>
          <mn>2</mn>
          <mn>6</mn>
        </mfrac>
      </mrow>
    </mrow>
    <annotation encoding="StarMath 5.0">p(C wins) = 2over6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 mathvariant="italic">wins</mi>
            </mrow>
          </mrow>
          <mo fence="true" stretchy="false">)</mo>
        </mrow>
        <mo stretchy="false">=</mo>
        <mfrac>
          <mn>16</mn>
          <mn>36</mn>
        </mfrac>
      </mrow>
    </mrow>
    <annotation encoding="StarMath 5.0">p(B wins) = 16over36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C</mi>
              <mi mathvariant="italic">wins</mi>
            </mrow>
          </mrow>
          <mo fence="true" stretchy="false">)</mo>
        </mrow>
        <mo stretchy="false">=</mo>
        <mfrac>
          <mn>20</mn>
          <mn>36</mn>
        </mfrac>
      </mrow>
    </mrow>
    <annotation encoding="StarMath 5.0">p(C wins) = 20over36</annotation>
  </semantics>
</math>
</file>

<file path=Object 8/content.xml><?xml version="1.0" encoding="utf-8"?>
<math xmlns="http://www.w3.org/1998/Math/MathML" display="block">
  <semantics>
    <mrow>
      <mn>3</mn>
      <mi>,</mi>
      <mn>3</mn>
      <mi>,</mi>
      <mn>3</mn>
      <mi>,</mi>
      <mn>3</mn>
      <mi>,</mi>
      <mn>3</mn>
      <mi>,</mi>
      <mn>3</mn>
      <mi>,</mi>
      <mn>3</mn>
    </mrow>
    <annotation encoding="StarMath 5.0"> 3, 3, 3, 3, 3, 3, 3</annotation>
  </semantics>
</math>
</file>

<file path=Object 9/content.xml><?xml version="1.0" encoding="utf-8"?>
<math xmlns="http://www.w3.org/1998/Math/MathML" display="block">
  <semantics>
    <mrow>
      <mn>1</mn>
      <mi>,</mi>
      <mn>1</mn>
      <mi>,</mi>
      <mn>5</mn>
      <mi>,</mi>
      <mn>5</mn>
      <mi>,</mi>
      <mn>5</mn>
      <mi>,</mi>
      <mn>5</mn>
    </mrow>
    <annotation encoding="StarMath 5.0"> 1, 1, 5, 5, 5, 5</annotation>
  </semantics>
</math>
</file>